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outes">
        <table:table-row>
          <table:table-cell office:value-type="string">
            <text:p>route_id</text:p>
          </table:table-cell>
          <table:table-cell office:value-type="string">
            <text:p>name</text:p>
          </table:table-cell>
          <table:table-cell office:value-type="string">
            <text:p>opt_time</text:p>
          </table:table-cell>
          <table:table-cell office:value-type="string">
            <text:p>length</text:p>
          </table:table-cell>
          <table:table-cell office:value-type="string">
            <text:p>min_cost</text:p>
          </table:table-cell>
          <table:table-cell office:value-type="string">
            <text:p>cost</text:p>
          </table:table-cell>
          <table:table-cell office:value-type="string">
            <text:p>blank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uyến số 1</text:p>
          </table:table-cell>
          <table:table-cell office:value-type="string">
            <text:p>5:00 - 21:00</text:p>
          </table:table-cell>
          <table:table-cell office:value-type="string">
            <text:p>19.7</text:p>
          </table:table-cell>
          <table:table-cell office:value-type="float" office:value="12000">
            <text:p>12000</text:p>
          </table:table-cell>
          <table:table-cell office:value-type="float" office:value="4000">
            <text:p>4000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Tuyến số 2</text:p>
          </table:table-cell>
          <table:table-cell office:value-type="string">
            <text:p>4:30 - 21:00</text:p>
          </table:table-cell>
          <table:table-cell office:value-type="string">
            <text:p>9.1</text:p>
          </table:table-cell>
          <table:table-cell office:value-type="float" office:value="10000">
            <text:p>10000</text:p>
          </table:table-cell>
          <table:table-cell office:value-type="float" office:value="3000">
            <text:p>30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uyến số 5A</text:p>
          </table:table-cell>
          <table:table-cell office:value-type="string">
            <text:p>5:30 - 20:30</text:p>
          </table:table-cell>
          <table:table-cell office:value-type="string">
            <text:p>5.2</text:p>
          </table:table-cell>
          <table:table-cell office:value-type="float" office:value="8000">
            <text:p>8000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</table:table-row>
      </table:table>
      <table:table table:name="routes_stations">
        <table:table-row>
          <table:table-cell office:value-type="string">
            <text:p>route_id</text:p>
          </table:table-cell>
          <table:table-cell office:value-type="string">
            <text:p>station_id</text:p>
          </table:table-cell>
          <table:table-cell office:value-type="string">
            <text:p>orde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</table:table>
      <table:table table:name="stations">
        <table:table-row>
          <table:table-cell office:value-type="string">
            <text:p>station_id</text:p>
          </table:table-cell>
          <table:table-cell office:value-type="string">
            <text:p>na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Bến Thành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hà hát TP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a Son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ăn Thánh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Tân Cản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Thảo Điền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n Phú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Rạch Chiếc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Phước Long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ình Thái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Thủ Đức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Khu Công nghệ cao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Suối Tiên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BXMĐ mới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ao Đàn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Dân Chủ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òa Hưng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ê Thị Riêng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Phạm Văn Hai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Đồng Đen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Nguyễn Hồng Đào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Bà Quẹo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Phạm Văn Bạch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Tham Lương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Tân Thới Nhất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Chợ Tân Bình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Bảy Hiền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Lăng Cha Cả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Hoàng Văn Thụ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Phú Nhuận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Nguyễn Văn Đậu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Bà Chiểu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àng Xanh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BX An Sương</text:p>
          </table:table-cell>
        </table:table-row>
      </table:table>
      <table:table table:name="tickets">
        <table:table-row>
          <table:table-cell office:value-type="string">
            <text:p>ticket_id</text:p>
          </table:table-cell>
          <table:table-cell office:value-type="string">
            <text:p>phone</text:p>
          </table:table-cell>
          <table:table-cell office:value-type="string">
            <text:p>station_id_start</text:p>
          </table:table-cell>
          <table:table-cell office:value-type="string">
            <text:p>station_id_end</text:p>
          </table:table-cell>
          <table:table-cell office:value-type="string">
            <text:p>total</text:p>
          </table:table-cell>
          <table:table-cell office:value-type="string">
            <text:p>route_id</text:p>
          </table:table-cell>
          <table:table-cell office:value-type="string">
            <text:p>created_date</text:p>
          </table:table-cell>
          <table:table-cell office:value-type="string">
            <text:p>coun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date" office:date-value="2023-02-27T11:41:27" table:style-name="DateTimeCell">
            <text:p>2023-02-27 11:41:2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date" office:date-value="2023-02-27T11:42:13" table:style-name="DateTimeCell">
            <text:p>2023-02-27 11:42:13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09087136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date" office:date-value="2023-02-27T11:45:57" table:style-name="DateTimeCell">
            <text:p>2023-02-27 11:45:57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09087136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date" office:date-value="2023-02-27T11:54:34" table:style-name="DateTimeCell">
            <text:p>2023-02-27 11:54:34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09087136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date" office:date-value="2023-02-27T11:55:47" table:style-name="DateTimeCell">
            <text:p>2023-02-27 11:55:47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3-02-27T05:10:49</meta:creation-date>
  </office:meta>
</office:document-meta>
</file>